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style:font-name="Arial" officeooo:rsid="000e61d2" officeooo:paragraph-rsid="000e61d2"/>
    </style:style>
    <style:style style:name="P5" style:family="paragraph" style:parent-style-name="Standard">
      <style:text-properties style:font-name="Arial" officeooo:rsid="000e61d2" officeooo:paragraph-rsid="000fb20d"/>
    </style:style>
    <style:style style:name="P6" style:family="paragraph" style:parent-style-name="Standard">
      <style:text-properties style:font-name="Arial" officeooo:rsid="000bb9a5" officeooo:paragraph-rsid="000bb9a5"/>
    </style:style>
    <style:style style:name="P7" style:family="paragraph" style:parent-style-name="Standard">
      <style:text-properties style:font-name="Arial" fo:font-style="italic" officeooo:rsid="000e61d2" officeooo:paragraph-rsid="000e61d2" style:font-style-asian="italic" style:font-style-complex="italic"/>
    </style:style>
    <style:style style:name="P8" style:family="paragraph" style:parent-style-name="Standard">
      <style:text-properties style:font-name="Arial" officeooo:rsid="000fb20d" officeooo:paragraph-rsid="000fb20d"/>
    </style:style>
    <style:style style:name="T1" style:family="text">
      <style:text-properties fo:font-weight="bold" officeooo:rsid="000e61d2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fb2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Onion Beef </text:span><text:s/></text:p>
      <text:p text:style-name="P2"/>
      <text:p text:style-name="P1"/>
      <text:p text:style-name="P1"><text:span text:style-name="T2">Amount</text:span><text:tab/><text:tab/><text:span text:style-name="T2">Ingredient</text:span></text:p>
      <text:p text:style-name="P1"/>
      <text:p text:style-name="P7">Marinade</text:p>
      <text:p text:style-name="P4">3 Tbs<text:tab/><text:tab/><text:tab/>Soy Sauce</text:p>
      <text:p text:style-name="P4">3 Tbs<text:tab/><text:tab/><text:tab/>Mirin Rice Wine</text:p>
      <text:p text:style-name="P4">1 tsp<text:tab/><text:tab/><text:tab/>Sugar</text:p>
      <text:p text:style-name="P4">1 Tbs<text:tab/><text:tab/><text:tab/>Sesame Oil</text:p>
      <text:p text:style-name="P4">1 Tbs<text:tab/><text:tab/><text:tab/>Garlic Chili Paste</text:p>
      <text:p text:style-name="P4">1 Tbs<text:tab/><text:tab/><text:tab/>BBQ Sauce</text:p>
      <text:p text:style-name="P4">1 Clove<text:tab/><text:tab/>Garlic, mashed and diced</text:p>
      <text:p text:style-name="P4">.5 tsp<text:tab/><text:tab/><text:tab/>Ginger, mashed and diced</text:p>
      <text:p text:style-name="P1"/>
      <text:p text:style-name="P4">1 Lb<text:tab/><text:tab/><text:tab/>Flank or Top Round Steak, sliced</text:p>
      <text:p text:style-name="P4"/>
      <text:p text:style-name="P4"><text:tab/><text:tab/><text:tab/>Carrots, julienned</text:p>
      <text:p text:style-name="P4"><text:tab/><text:tab/><text:tab/>Green Onions, sliced, white and green</text:p>
      <text:p text:style-name="P4"><text:tab/><text:tab/><text:tab/>Yellow Onion, cut into pieces</text:p>
      <text:p text:style-name="P4"><text:tab/><text:tab/><text:tab/>Other vegetables, if desired</text:p>
      <text:p text:style-name="P4"/>
      <text:p text:style-name="P3">Cooking Instructions:</text:p>
      <text:p text:style-name="P1"/>
      <text:p text:style-name="P4">Combine Marinade ingredients</text:p>
      <text:p text:style-name="P4"/>
      <text:p text:style-name="P4">Place steak in a zipper bag and pour marinade over steak.</text:p>
      <text:p text:style-name="P4"/>
      <text:p text:style-name="P4">Marinate steak for minimum of 20 minutes</text:p>
      <text:p text:style-name="P4"/>
      <text:p text:style-name="P8">Stir-fry vegetables in a hot, oiled wok.</text:p>
      <text:p text:style-name="P8"/>
      <text:p text:style-name="P8">When vegetables are soft, al dente, then</text:p>
      <text:p text:style-name="P8"/>
      <text:p text:style-name="P4">Pour contents of baggie (marinade and steak) into a hot wok, oiled</text:p>
      <text:p text:style-name="P4"/>
      <text:p text:style-name="P5">S<text:span text:style-name="T3">tir fry until beef warmed through; may be rare.</text:span></text:p>
      <text:p text:style-name="P4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9T15:50:02.617000000</meta:creation-date>
    <meta:editing-duration>PT2M16S</meta:editing-duration>
    <meta:editing-cycles>2</meta:editing-cycles>
    <meta:generator>LibreOffice/6.3.2.2$Windows_X86_64 LibreOffice_project/98b30e735bda24bc04ab42594c85f7fd8be07b9c</meta:generator>
    <dc:date>2020-01-19T16:02:29</dc:date>
    <meta:document-statistic meta:table-count="0" meta:image-count="0" meta:object-count="0" meta:page-count="1" meta:paragraph-count="24" meta:word-count="125" meta:character-count="721" meta:non-whitespace-character-count="588"/>
  </office:meta>
</office:document-meta>
</file>